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Yu Gothic UI'" style:font-family-generic="roma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6.27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2cm"/>
    </style:style>
    <style:style style:name="Table1.C" style:family="table-column">
      <style:table-column-properties style:column-width="4.5cm"/>
    </style:style>
    <style:style style:name="Table1.D" style:family="table-column">
      <style:table-column-properties style:column-width="3.5cm"/>
    </style:style>
    <style:style style:name="Table1.E" style:family="table-column">
      <style:table-column-properties style:column-width="3.501cm"/>
    </style:style>
    <style:style style:name="Table1.F" style:family="table-column">
      <style:table-column-properties style:column-width="8.768cm"/>
    </style:style>
    <style:style style:name="Table1.1" style:family="table-row">
      <style:table-row-properties style:min-row-height="0.93cm" fo:keep-together="auto"/>
    </style:style>
    <style:style style:name="Table1.A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E1" style:family="table-cell">
      <style:table-cell-properties style:vertical-align="top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F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0.5pt solid #000000" fo:border-top="4.5pt double #000000" fo:border-bottom="0.5pt solid #000000" style:writing-mode="lr-tb"/>
    </style:style>
    <style:style style:name="Table1.2" style:family="table-row">
      <style:table-row-properties style:min-row-height="0.4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4.092cm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color="#ff0000" fo:font-size="14pt" style:font-size-asian="14pt" style:font-size-complex="14pt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fo:font-size="12pt" style:font-size-asian="12pt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2272f" fo:font-size="11.5pt" fo:background-color="transparent" loext:char-shading-value="0" style:font-size-asian="11.5pt" style:font-size-complex="11.5pt"/>
    </style:style>
    <style:style style:name="T4" style:family="text">
      <style:text-properties fo:color="#ff0000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fo:font-size="11pt" fo:font-style="italic" style:font-size-asian="11pt" style:font-style-asian="italic" style:font-size-complex="11pt"/>
    </style:style>
    <style:style style:name="T7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 диссертационный совет ___ШИФР_СОВЕТА___</text:p>
      <text:p text:style-name="P3">федеральное государственное автономное образовательное учреждение </text:p>
      <text:p text:style-name="P3">высшего образования «Российский университет дружбы народов имени Патриса Лумумбы»</text:p>
      <text:p text:style-name="P6"/>
      <text:p text:style-name="P6">СВЕДЕНИЯ ОБ ОФИЦИАЛЬНОМ ОППОНЕНТЕ </text:p>
      <text:p text:style-name="P9"><text:span text:style-name="T2">по диссертации ___ФИО_в_родительном_падеже___ <text:s/>«___Тема_диссертации___»,</text:span><text:span text:style-name="T1"> специальность ___ШИФР_СПЕЦ___ ___Название_научной_специальности___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Фамилия, Имя,</text:p>
            <text:p text:style-name="P9">Отчество</text:p>
          </table:table-cell>
          <table:table-cell table:style-name="Table1.A1" office:value-type="string">
            <text:p text:style-name="P9">Год рождения</text:p>
          </table:table-cell>
          <table:table-cell table:style-name="Table1.A1" office:value-type="string">
            <text:p text:style-name="P9">Основное место работы, должность</text:p>
          </table:table-cell>
          <table:table-cell table:style-name="Table1.A1" office:value-type="string">
            <text:p text:style-name="P9">Ученая степень,<text:line-break/> звание</text:p>
          </table:table-cell>
          <table:table-cell table:style-name="Table1.E1" office:value-type="string">
            <text:p text:style-name="P9">Специальность, по которой была защищена диссертация</text:p>
          </table:table-cell>
          <table:table-cell table:style-name="Table1.F1" office:value-type="string">
            <text:p text:style-name="P9">Основные работы <text:span text:style-name="T3">в </text:span>рецензируемых научных изданиях за последние 5 лет по профилю<text:line-break/>оппонируемой диссертации </text:p>
            <text:p text:style-name="P9"><text:span text:style-name="T4">(Перечень ВАК</text:span><text:span text:style-name="T5"> </text:span><text:span text:style-name="T4">РФ, МБЦ (не менее 3-х публикаций за 5 лет)</text:span></text:p>
          </table:table-cell>
        </table:table-row>
        <table:table-row table:style-name="Table1.2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6</text:p>
          </table:table-cell>
          <table:table-cell table:style-name="Table1.F2" office:value-type="string">
            <text:p text:style-name="P9">7</text:p>
          </table:table-cell>
        </table:table-row>
        <table:table-row table:style-name="Table1.3">
          <table:table-cell table:style-name="Table1.A2" office:value-type="string">
            <text:p text:style-name="P7"/>
            <text:p text:style-name="P6"/>
          </table:table-cell>
          <table:table-cell table:style-name="Table1.A2" office:value-type="string">
            <text:p text:style-name="P5"/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Standard">1.</text:p>
            <text:p text:style-name="Standard">2.</text:p>
            <text:p text:style-name="Standard">3.</text:p>
            <text:p text:style-name="Standard">4.</text:p>
            <text:p text:style-name="Standard">5.</text:p>
          </table:table-cell>
        </table:table-row>
      </table:table>
      <text:p text:style-name="Standard"/>
      <text:p text:style-name="Standard"><text:span text:style-name="T2">Согласен/Согласна на обработку персональных данных</text:span><text:bookmark text:name="_GoBack"/><text:span text:style-name="T2">.</text:span></text:p>
      <text:p text:style-name="P8"/>
      <text:p text:style-name="P8">Официальный оппонент <text:s text:c="67"/><text:tab/><text:tab/> <text:s text:c="3"/>ФИО<text:tab/> <text:s text:c="49"/>Подпись <text:s/></text:p>
      <text:p text:style-name="P10">Дата - до принятия диссертации к защите</text:p>
      <text:p text:style-name="P10"/>
      <text:p text:style-name="P8">Подпись <text:s/>_________ удостоверяю.</text:p>
      <text:p text:style-name="P8">_______________________ <text:s text:c="80"/>ФИО <text:s text:c="57"/>Подпись </text:p>
      <text:p text:style-name="Standard"><text:s/></text:p>
      <text:p text:style-name="Standard"><text:span text:style-name="T6">(сведения удостоверяет руководитель структурного подразделения, имеющий право подписи документов организации)</text:span><text:span text:style-name="T7"><text:tab/></text:span></text:p>
      <text:p text:style-name="P10">Печать организации (можно отдела кадров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Yu Gothic UI'" style:font-family-generic="roma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0" fo:widows="0" fo:text-indent="1cm" style:auto-text-indent="false" style:text-autospace="none"/>
      <style:text-properties fo:font-size="14pt" fo:font-weight="bold" style:font-name-asian="SimSun" style:font-family-asian="SimSun, 宋体" style:font-pitch-asian="variable" style:font-size-asian="14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articlefooter" style:family="paragraph" style:parent-style-name="Standard">
      <style:paragraph-properties fo:margin-top="0.176cm" fo:margin-bottom="0.176cm" loext:contextual-spacing="false"/>
      <style:text-properties fo:font-size="12pt" fo:language="en" fo:country="US" style:font-name-asian="MS Mincho" style:font-family-asian="'MS Mincho', 'Yu Gothic UI'" style:font-family-generic-asian="roman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list-style-name="WW8Num25">
      <style:paragraph-properties fo:line-height="115%" fo:text-align="justify" style:justify-single-word="false"/>
      <style:text-properties style:font-name="Arial Mon" fo:font-family="'Arial Mon', Arial" style:font-family-generic="swiss" style:font-pitch="variable" style:font-name-asian="Calibri" style:font-family-asian="Calibri" style:font-family-generic-asian="swiss" style:font-pitch-asian="variable" style:font-name-complex="Arial Mon" style:font-family-complex="'Arial Mon', Arial" style:font-family-generic-complex="swiss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?????? Pro W3" style:font-family-asian="'?????? Pro W3', 'Optima ExtraBlack'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text-position="0% 100%" fo:font-size="14pt" style:font-size-asian="14pt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Основной_20_шрифт_20_абзаца" style:display-name="Основной шрифт абзаца" style:family="text"/>
    <style:style style:name="uiintentionalstory_5f_names1" style:display-name="uiintentionalstory_names1" style:family="text">
      <style:text-properties fo:color="#808080"/>
    </style:style>
    <style:style style:name="apple-style-span" style:family="text" style:parent-style-name="Основной_20_шрифт_20_абзаца"/>
    <style:style style:name="fn" style:family="text" style:parent-style-name="Основной_20_шрифт_20_абзаца"/>
    <style:style style:name="Internet_20_link" style:display-name="Internet link" style:family="text">
      <style:text-properties fo:color="#00008f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3.937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nothing" fo:text-indent="5.207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nothing" fo:text-indent="6.477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7.747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nothing" fo:text-indent="9.017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nothing" fo:text-indent="10.287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11.557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nothing" fo:text-indent="12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5z1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5z1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68cm" fo:text-indent="-0.318cm" fo:margin-left="3.86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78cm" fo:text-indent="-0.318cm" fo:margin-left="7.67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88cm" fo:text-indent="-0.318cm" fo:margin-left="11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937cm" fo:text-indent="-0.318cm" fo:margin-left="3.937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747cm" fo:text-indent="-0.318cm" fo:margin-left="7.747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557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579cm" fo:text-indent="-0.635cm" fo:margin-left="1.579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4.119cm" fo:text-indent="-0.318cm" fo:margin-left="4.119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929cm" fo:text-indent="-0.318cm" fo:margin-left="7.929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199cm" fo:text-indent="-0.635cm" fo:margin-left="9.19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69cm" fo:text-indent="-0.635cm" fo:margin-left="10.469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739cm" fo:text-indent="-0.318cm" fo:margin-left="11.7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501cm" fo:margin-left="1.501cm" fo:margin-right="1.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ВЕДЕНИЯ ОБ ОФИЦИАЛЬНЫХ ОППОНЕНТАХ ПО ДИССЕРТАЦИИ</dc:title>
    <dc:subject/>
    <meta:keyword/>
    <meta:initial-creator>Alex</meta:initial-creator>
    <meta:creation-date>2019-02-13T12:54:00</meta:creation-date>
    <dc:date>2025-10-19T02:11:40.429896326</dc:date>
    <meta:print-date>2012-10-17T12:49:00</meta:print-date>
    <meta:editing-cycles>17</meta:editing-cycles>
    <meta:editing-duration>PT1H36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32" meta:word-count="120" meta:character-count="1278" meta:non-whitespace-character-count="918"/>
  </office:meta>
</office:document-meta>
</file>